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Организационная структура управления</text:title></text:p>
      <text:p text:style-name="OrgTitle"/>
      <text:p text:style-name="OrgSubtitle"><text:initial-creator>Кормышев ИСиП-401</text:initial-creator></text:p>
      <text:p text:style-name="OrgSubtitle"/>
      <text:p text:style-name="OrgSubtitle">21.09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Contents_20_1"><text:a xlink:type="simple" xlink:href="#org0686467">1. Типы структур</text:a></text:p>
          <text:p text:style-name="Contents_20_1"><text:a xlink:type="simple" xlink:href="#org3f24bab">2. Задания</text:a></text:p>
          <text:p text:style-name="Contents_20_2"><text:a xlink:type="simple" xlink:href="#orga02a42c">2.1. № 1</text:a></text:p>
        </text:index-body>
      </text:table-of-content>
      <text:p text:style-name="Text_20_body"><text:span text:style-name="Bold"><text:span text:style-name="Bold">Организационная структура управления</text:span></text:span> - Система управления, при помощи которых решаются основные задачи и достигаются цели (постоянно меняется и это БЕСИТ!!!!!!)
</text:p>
      <text:h text:style-name="Heading_20_1" text:outline-level="1" text:is-list-header="false">
<text:bookmark-start text:name="OrgXref.org0686467"/>
<text:bookmark text:name="org0686467"/>Типы структур
<text:bookmark-end text:name="OrgXref.org0686467"/></text:h>
      <text:list text:style-name="OrgNumberedList" text:continue-numbering="false">
        <text:list-item>
          <text:p text:style-name="Text_20_body">Линейная - состоит из руководителя и нескольких подчиненных
</text:p>
        </text:list-item>
        <text:list-item>
          <text:p text:style-name="Text_20_body">Функциональная - базируется на горизонтальном разделении управленческого труда
</text:p>
        </text:list-item>
        <text:list-item>
          <text:p text:style-name="Text_20_body">Линейно-функциональная - предполагает, что каждый работник подчинен и подотчетен только одному руководителю
</text:p>
        </text:list-item>
        <text:list-item>
          <text:p text:style-name="Text_20_body">Дивизиональная структура - организация разбивается на структурные подразделения
</text:p>
        </text:list-item>
      </text:list>
      <text:p text:style-name="Text_20_body"><text:span text:style-name="Bold"><text:span text:style-name="Bold">Производственная структура предприятия</text:span></text:span> - состоит из цехов, служб и формы их взаимосвязи в процессе производства продукции
</text:p>
      <text:h text:style-name="Heading_20_1" text:outline-level="1" text:is-list-header="false">
<text:bookmark-start text:name="OrgXref.org3f24bab"/>
<text:bookmark text:name="org3f24bab"/>Задания
<text:bookmark-end text:name="OrgXref.org3f24bab"/></text:h>
      <text:h text:style-name="Heading_20_2" text:outline-level="2" text:is-list-header="false">
<text:bookmark-start text:name="OrgXref.orga02a42c"/>
<text:bookmark text:name="orga02a42c"/>№ 1
<text:bookmark-end text:name="OrgXref.orga02a42c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Тип ОСУ</text:p>
              </table:table-cell>
              <table:table-cell table:style-name="OrgTblCellTB">
                <text:p text:style-name="OrgTableHeadingLeft">Преимущества ОСУ</text:p>
              </table:table-cell>
              <table:table-cell table:style-name="OrgTblCellTB">
                <text:p text:style-name="OrgTableHeadingLeft">Недостатки ОСУ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Линейная</text:p>
              </table:table-cell>
              <table:table-cell table:style-name="OrgTblCellT">
                <text:p text:style-name="OrgTableContentsLeft">четкость, согласованность, простота, оперативность, личная ответственность</text:p>
              </table:table-cell>
              <table:table-cell table:style-name="OrgTblCellT">
                <text:p text:style-name="OrgTableContentsLeft">Высокие требования к руководителю, перегрузка информацией</text:p>
              </table:table-cell>
            </table:table-row>
            <table:table-row>
              <table:table-cell table:style-name="OrgTblCell">
                <text:p text:style-name="OrgTableContentsLeft">Линейно-функциональная</text:p>
              </table:table-cell>
              <table:table-cell table:style-name="OrgTblCell">
                <text:p text:style-name="OrgTableContentsLeft">стимулирует деловую специализацию сотрудников</text:p>
              </table:table-cell>
              <table:table-cell table:style-name="OrgTblCell">
                <text:p text:style-name="OrgTableContentsLeft">Размывается стратегия развития организация</text:p>
              </table:table-cell>
            </table:table-row>
            <table:table-row>
              <table:table-cell table:style-name="OrgTblCell">
                <text:p text:style-name="OrgTableContentsLeft">Функциональная</text:p>
              </table:table-cell>
              <table:table-cell table:style-name="OrgTblCell">
                <text:p text:style-name="OrgTableContentsLeft">Высокая компетентность специалистов, освобождение линейных менеджеров от решения конкретных задач</text:p>
              </table:table-cell>
              <table:table-cell table:style-name="OrgTblCell">
                <text:p text:style-name="OrgTableContentsLeft">Черезмерная заинтересованность в реализации целей</text:p>
              </table:table-cell>
            </table:table-row>
            <table:table-row>
              <table:table-cell table:style-name="OrgTblCell">
                <text:p text:style-name="OrgTableContentsLeft">Дивизионная</text:p>
              </table:table-cell>
              <table:table-cell table:style-name="OrgTblCell">
                <text:p text:style-name="OrgTableContentsLeft">Позволяет быстро реагировать на изменение в маркетинговой системе</text:p>
              </table:table-cell>
              <table:table-cell table:style-name="OrgTblCell">
                <text:p text:style-name="OrgTableContentsLeft">Усложняет общую координацию предприятия</text:p>
              </table:table-cell>
            </table:table-row>
            <table:table-row>
              <table:table-cell table:style-name="OrgTblCellB">
                <text:p text:style-name="OrgTableContentsLeft">Матричная</text:p>
              </table:table-cell>
              <table:table-cell table:style-name="OrgTblCellB">
                <text:p text:style-name="OrgTableContentsLeft">Достижения высоких результатов в разных проектах</text:p>
              </table:table-cell>
              <table:table-cell table:style-name="OrgTblCellB">
                <text:p text:style-name="OrgTableContentsLeft">Трудоемкость</text:p>
              </table:table-cell>
            </table:table-row>
          </table:table-rows>
        </table:table>
      </text:section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Кормышев ИСиП-401</dc:creator>
    <meta:initial-creator>Кормышев ИСиП-401</meta:initial-creator>
    <dc:date>2024-09-25T02:21:47</dc:date>
    <meta:creation-date>2024-09-25T02:21:47</meta:creation-date>
    <meta:generator>Emacs 29.4 (Org mode 9.8-pre)</meta:generator>
    <meta:keyword/>
    <dc:subject/>
    <dc:title>Организационная структура управления</dc:title>
  </office:meta>
</office:document-meta>
</file>